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6028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fo:background-color="#e6e6e6" fo:border="0.0008in solid #000000"/>
      <style:text-properties fo:font-weight="bold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fo:font-weight="bold"/>
    </style:style>
    <style:style style:name="ce5" style:family="table-cell" style:parent-style-name="Default">
      <style:table-cell-properties fo:border-bottom="0.0008in solid #000000" fo:background-color="#e6e6ff" fo:border-left="0.0008in solid #000000" fo:border-right="0.0008in solid #000000" fo:border-top="none"/>
      <style:text-properties fo:color="#000000" fo:font-weight="bold"/>
    </style:style>
    <style:style style:name="ce6" style:family="table-cell" style:parent-style-name="Default">
      <style:table-cell-properties fo:border-bottom="none" fo:background-color="#e6e6ff" fo:border-left="0.0008in solid #000000" fo:border-right="0.0008in solid #000000" fo:border-top="none"/>
    </style:style>
    <style:style style:name="ce7" style:family="table-cell" style:parent-style-name="Default" style:data-style-name="N108">
      <style:table-cell-properties fo:border-bottom="none" fo:border-left="0.0008in solid #000000" fo:border-right="0.0008in solid #000000" fo:border-top="none"/>
    </style:style>
    <style:style style:name="ce8" style:family="table-cell" style:parent-style-name="Default" style:data-style-name="N108">
      <style:table-cell-properties fo:border-bottom="none" fo:background-color="#e6e6e6" fo:border-left="0.0008in solid #000000" fo:border-right="0.0008in solid #000000" fo:border-top="0.0008in solid #000000"/>
    </style:style>
    <style:style style:name="ce9" style:family="table-cell" style:parent-style-name="Default" style:data-style-name="N108">
      <style:table-cell-properties fo:border-bottom="0.0008in solid #000000" fo:background-color="#e6e6ff" fo:border-left="0.0008in solid #000000" fo:border-right="0.0008in solid #000000" fo:border-top="none"/>
      <style:text-properties fo:color="#000000"/>
    </style:style>
    <style:style style:name="ce10" style:family="table-cell" style:parent-style-name="Default" style:data-style-name="N3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3">
      <style:table-cell-properties fo:border-bottom="none" fo:background-color="#e6e6e6" fo:border-left="0.0008in solid #000000" fo:border-right="0.0008in solid #000000" fo:border-top="0.0008in solid #000000"/>
    </style:style>
    <style:style style:name="ce12" style:family="table-cell" style:parent-style-name="Default" style:data-style-name="N0">
      <style:table-cell-properties fo:border-bottom="0.0008in solid #000000" fo:background-color="#e6e6ff" fo:border-left="0.0008in solid #000000" fo:border-right="0.0008in solid #000000" fo:border-top="none"/>
      <style:text-properties fo:color="#000000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</style:style>
  </office:automatic-styles>
  <office:body>
    <office:spreadsheet>
      <table:table table:name="Tables" table:style-name="ta1" table:print="false">
        <table:table-column table:style-name="co1" table:default-cell-style-name="ce3"/>
        <table:table-column table:style-name="co2" table:number-columns-repeated="13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7" table:number-rows-spanned="1">
            <text:p>City Demographics</text:p>
          </table:table-cell>
          <table:covered-table-cell table:number-columns-repeated="6"/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Population percentages</text:p>
          </table:table-cell>
          <table:covered-table-cell table:number-columns-repeated="4" table:style-name="ce15"/>
          <table:table-cell table:number-columns-repeated="9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float" office:value="1000">
            <text:p>1000</text:p>
          </table:table-cell>
          <table:table-cell table:style-name="ce2" table:formula="oooc:=[.B4]+[.$B$4]" office:value-type="float" office:value="2000">
            <text:p>2000</text:p>
          </table:table-cell>
          <table:table-cell table:style-name="ce2" table:formula="oooc:=[.C4]+[.$B$4]" office:value-type="float" office:value="3000">
            <text:p>3000</text:p>
          </table:table-cell>
          <table:table-cell table:style-name="ce2" table:formula="oooc:=[.D4]+[.$B$4]" office:value-type="float" office:value="4000">
            <text:p>4000</text:p>
          </table:table-cell>
          <table:table-cell table:style-name="ce2" table:formula="oooc:=[.E4]+[.$B$4]" office:value-type="float" office:value="5000">
            <text:p>5000</text:p>
          </table:table-cell>
          <table:table-cell table:style-name="ce2" table:formula="oooc:=[.F4]+[.$B$4]" office:value-type="float" office:value="6000">
            <text:p>6000</text:p>
          </table:table-cell>
          <table:table-cell table:style-name="ce2" table:formula="oooc:=[.G4]+[.$B$4]" office:value-type="float" office:value="7000">
            <text:p>7000</text:p>
          </table:table-cell>
          <table:table-cell table:style-name="ce2" table:formula="oooc:=[.H4]+[.$B$4]" office:value-type="float" office:value="8000">
            <text:p>8000</text:p>
          </table:table-cell>
          <table:table-cell table:style-name="ce2" table:formula="oooc:=[.I4]+[.$B$4]" office:value-type="float" office:value="9000">
            <text:p>9000</text:p>
          </table:table-cell>
          <table:table-cell table:style-name="ce2" table:formula="oooc:=[.J4]+[.$B$4]" office:value-type="float" office:value="10000">
            <text:p>10000</text:p>
          </table:table-cell>
          <table:table-cell table:style-name="ce2" table:formula="oooc:=[.K4]+[.$B$4]" office:value-type="float" office:value="11000">
            <text:p>11000</text:p>
          </table:table-cell>
          <table:table-cell table:style-name="ce2" table:formula="oooc:=[.L4]+[.$B$4]" office:value-type="float" office:value="12000">
            <text:p>12000</text:p>
          </table:table-cell>
          <table:table-cell table:style-name="ce2" table:formula="oooc:=[.M4]+[.$B$4]" office:value-type="float" office:value="13000">
            <text:p>13000</text:p>
          </table:table-cell>
          <table:table-cell table:style-name="ce2" table:formula="oooc:=[.N4]+[.$B$4]" office:value-type="float" office:value="14000">
            <text:p>14000</text:p>
          </table:table-cell>
        </table:table-row>
        <table:table-row table:style-name="ro2">
          <table:table-cell office:value-type="string">
            <text:p>Siqe (Loyalty)</text:p>
          </table:table-cell>
          <table:table-cell table:style-name="ce7" table:formula="oooc:=[.$C$28]+[.B13]" office:value-type="percentage" office:value="0.74">
            <text:p>74.0%</text:p>
          </table:table-cell>
          <table:table-cell table:style-name="ce7" table:formula="oooc:=[.$C$28]+[.C13]" office:value-type="percentage" office:value="0.745848939481665">
            <text:p>74.6%</text:p>
          </table:table-cell>
          <table:table-cell table:style-name="ce7" table:formula="oooc:=[.$C$28]+[.D13]" office:value-type="percentage" office:value="0.751315527841742">
            <text:p>75.1%</text:p>
          </table:table-cell>
          <table:table-cell table:style-name="ce7" table:formula="oooc:=[.$C$28]+[.E13]" office:value-type="percentage" office:value="0.756410496429955">
            <text:p>75.6%</text:p>
          </table:table-cell>
          <table:table-cell table:style-name="ce7" table:formula="oooc:=[.$C$28]+[.F13]" office:value-type="percentage" office:value="0.761143713190496">
            <text:p>76.1%</text:p>
          </table:table-cell>
          <table:table-cell table:style-name="ce7" table:formula="oooc:=[.$C$28]+[.G13]" office:value-type="percentage" office:value="0.759997492356964">
            <text:p>76.0%</text:p>
          </table:table-cell>
          <table:table-cell table:style-name="ce7" table:formula="oooc:=[.$C$28]+[.H13]" office:value-type="percentage" office:value="0.757895859401172">
            <text:p>75.8%</text:p>
          </table:table-cell>
          <table:table-cell table:style-name="ce7" table:formula="oooc:=[.$C$28]+[.I13]" office:value-type="percentage" office:value="0.754778690077055">
            <text:p>75.5%</text:p>
          </table:table-cell>
          <table:table-cell table:style-name="ce7" table:formula="oooc:=[.$C$28]+[.J13]" office:value-type="percentage" office:value="0.750577607931354">
            <text:p>75.1%</text:p>
          </table:table-cell>
          <table:table-cell table:style-name="ce7" table:formula="oooc:=[.$C$28]+[.K13]" office:value-type="percentage" office:value="0.745215173155749">
            <text:p>74.5%</text:p>
          </table:table-cell>
          <table:table-cell table:style-name="ce7" table:formula="oooc:=[.$C$28]+[.L13]" office:value-type="percentage" office:value="0.738603978360144">
            <text:p>73.9%</text:p>
          </table:table-cell>
          <table:table-cell table:style-name="ce7" table:formula="oooc:=[.$C$28]+[.M13]" office:value-type="percentage" office:value="0.730645641212324">
            <text:p>73.1%</text:p>
          </table:table-cell>
          <table:table-cell table:style-name="ce7" table:formula="oooc:=[.$C$28]+[.N13]" office:value-type="percentage" office:value="0.721229682770451">
            <text:p>72.1%</text:p>
          </table:table-cell>
          <table:table-cell table:style-name="ce7" table:formula="oooc:=[.$C$28]+[.O13]" office:value-type="percentage" office:value="0.710232279092993">
            <text:p>71.0%</text:p>
          </table:table-cell>
        </table:table-row>
        <table:table-row table:style-name="ro2">
          <table:table-cell office:value-type="string">
            <text:p>Nesiegn (BladeWrought)</text:p>
          </table:table-cell>
          <table:table-cell table:style-name="ce7" table:formula="oooc:=[.$C$28]*[.$C$29]" office:value-type="percentage" office:value="0.005">
            <text:p>0.5%</text:p>
          </table:table-cell>
          <table:table-cell table:style-name="ce7" table:formula="oooc:=[.B6]*([.$B$29]^[.$B$29])" office:value-type="percentage" office:value="0.005">
            <text:p>0.5%</text:p>
          </table:table-cell>
          <table:table-cell table:style-name="ce7" table:formula="oooc:=[.C6]*([.$B$29]^[.$B$29])" office:value-type="percentage" office:value="0.005">
            <text:p>0.5%</text:p>
          </table:table-cell>
          <table:table-cell table:style-name="ce7" table:formula="oooc:=[.D6]*([.$B$29]^[.$B$29])" office:value-type="percentage" office:value="0.005">
            <text:p>0.5%</text:p>
          </table:table-cell>
          <table:table-cell table:style-name="ce7" table:formula="oooc:=[.E6]*([.$B$29]^[.$B$29])" office:value-type="percentage" office:value="0.005">
            <text:p>0.5%</text:p>
          </table:table-cell>
          <table:table-cell table:style-name="ce7" table:formula="oooc:=[.F6]*([.$B$29]^[.$B$29])" office:value-type="percentage" office:value="0.005">
            <text:p>0.5%</text:p>
          </table:table-cell>
          <table:table-cell table:style-name="ce7" table:formula="oooc:=[.G6]*([.$B$29]^[.$B$29])" office:value-type="percentage" office:value="0.005">
            <text:p>0.5%</text:p>
          </table:table-cell>
          <table:table-cell table:style-name="ce7" table:formula="oooc:=[.H6]*([.$B$29]^[.$B$29])" office:value-type="percentage" office:value="0.005">
            <text:p>0.5%</text:p>
          </table:table-cell>
          <table:table-cell table:style-name="ce7" table:formula="oooc:=[.I6]*([.$B$29]^[.$B$29])" office:value-type="percentage" office:value="0.005">
            <text:p>0.5%</text:p>
          </table:table-cell>
          <table:table-cell table:style-name="ce7" table:formula="oooc:=[.J6]*([.$B$29]^[.$B$29])" office:value-type="percentage" office:value="0.005">
            <text:p>0.5%</text:p>
          </table:table-cell>
          <table:table-cell table:style-name="ce7" table:formula="oooc:=[.K6]*([.$B$29]^[.$B$29])" office:value-type="percentage" office:value="0.005">
            <text:p>0.5%</text:p>
          </table:table-cell>
          <table:table-cell table:style-name="ce7" table:formula="oooc:=[.L6]*([.$B$29]^[.$B$29])" office:value-type="percentage" office:value="0.005">
            <text:p>0.5%</text:p>
          </table:table-cell>
          <table:table-cell table:style-name="ce7" table:formula="oooc:=[.M6]*([.$B$29]^[.$B$29])" office:value-type="percentage" office:value="0.005">
            <text:p>0.5%</text:p>
          </table:table-cell>
          <table:table-cell table:style-name="ce7" table:formula="oooc:=[.N6]*([.$B$29]^[.$B$29])" office:value-type="percentage" office:value="0.005">
            <text:p>0.5%</text:p>
          </table:table-cell>
        </table:table-row>
        <table:table-row table:style-name="ro2">
          <table:table-cell office:value-type="string">
            <text:p>Tinth (Eyes)</text:p>
          </table:table-cell>
          <table:table-cell table:style-name="ce7" table:formula="oooc:=[.$C$28]*[.$C$30]" office:value-type="percentage" office:value="0.03">
            <text:p>3.0%</text:p>
          </table:table-cell>
          <table:table-cell table:style-name="ce7" table:formula="oooc:=[.B7]*([.$B$30]^[.$B$30])" office:value-type="percentage" office:value="0.0285731867541299">
            <text:p>2.9%</text:p>
          </table:table-cell>
          <table:table-cell table:style-name="ce7" table:formula="oooc:=[.C7]*([.$B$30]^[.$B$30])" office:value-type="percentage" office:value="0.0272142333762127">
            <text:p>2.7%</text:p>
          </table:table-cell>
          <table:table-cell table:style-name="ce7" table:formula="oooc:=[.D7]*([.$B$30]^[.$B$30])" office:value-type="percentage" office:value="0.0259199124209667">
            <text:p>2.6%</text:p>
          </table:table-cell>
          <table:table-cell table:style-name="ce7" table:formula="oooc:=[.E7]*([.$B$30]^[.$B$30])" office:value-type="percentage" office:value="0.0246871499418324">
            <text:p>2.5%</text:p>
          </table:table-cell>
          <table:table-cell table:style-name="ce7" table:formula="oooc:=[.F7]*([.$B$30]^[.$B$30])" office:value-type="percentage" office:value="0.0235130181905061">
            <text:p>2.4%</text:p>
          </table:table-cell>
          <table:table-cell table:style-name="ce7" table:formula="oooc:=[.G7]*([.$B$30]^[.$B$30])" office:value-type="percentage" office:value="0.0223947286636861">
            <text:p>2.2%</text:p>
          </table:table-cell>
          <table:table-cell table:style-name="ce7" table:formula="oooc:=[.H7]*([.$B$30]^[.$B$30])" office:value-type="percentage" office:value="0.021329625480519">
            <text:p>2.1%</text:p>
          </table:table-cell>
          <table:table-cell table:style-name="ce7" table:formula="oooc:=[.I7]*([.$B$30]^[.$B$30])" office:value-type="percentage" office:value="0.0203151790750172">
            <text:p>2.0%</text:p>
          </table:table-cell>
          <table:table-cell table:style-name="ce7" table:formula="oooc:=[.J7]*([.$B$30]^[.$B$30])" office:value-type="percentage" office:value="0.0193489801884686">
            <text:p>1.9%</text:p>
          </table:table-cell>
          <table:table-cell table:style-name="ce7" table:formula="oooc:=[.K7]*([.$B$30]^[.$B$30])" office:value-type="percentage" office:value="0.018428734147569">
            <text:p>1.8%</text:p>
          </table:table-cell>
          <table:table-cell table:style-name="ce7" table:formula="oooc:=[.L7]*([.$B$30]^[.$B$30])" office:value-type="percentage" office:value="0.01755225541469">
            <text:p>1.8%</text:p>
          </table:table-cell>
          <table:table-cell table:style-name="ce7" table:formula="oooc:=[.M7]*([.$B$30]^[.$B$30])" office:value-type="percentage" office:value="0.0167174623973375">
            <text:p>1.7%</text:p>
          </table:table-cell>
          <table:table-cell table:style-name="ce7" table:formula="oooc:=[.N7]*([.$B$30]^[.$B$30])" office:value-type="percentage" office:value="0.0159223725044756">
            <text:p>1.6%</text:p>
          </table:table-cell>
        </table:table-row>
        <table:table-row table:style-name="ro2">
          <table:table-cell office:value-type="string">
            <text:p>Ihlt (Gathering)</text:p>
          </table:table-cell>
          <table:table-cell table:style-name="ce7" table:formula="oooc:=[.$C$28]*[.$C$31]" office:value-type="percentage" office:value="0.05">
            <text:p>5.0%</text:p>
          </table:table-cell>
          <table:table-cell table:style-name="ce7" table:formula="oooc:=[.B8]" office:value-type="percentage" office:value="0.05">
            <text:p>5.0%</text:p>
          </table:table-cell>
          <table:table-cell table:style-name="ce7" table:formula="oooc:=[.C8]" office:value-type="percentage" office:value="0.05">
            <text:p>5.0%</text:p>
          </table:table-cell>
          <table:table-cell table:style-name="ce7" table:formula="oooc:=[.D8]" office:value-type="percentage" office:value="0.05">
            <text:p>5.0%</text:p>
          </table:table-cell>
          <table:table-cell table:style-name="ce7" table:formula="oooc:=[.E8]" office:value-type="percentage" office:value="0.05">
            <text:p>5.0%</text:p>
          </table:table-cell>
          <table:table-cell table:style-name="ce7" table:formula="oooc:=[.F8]*([.$B$31]^[.$B$31])" office:value-type="percentage" office:value="0.0555267120527288">
            <text:p>5.6%</text:p>
          </table:table-cell>
          <table:table-cell table:style-name="ce7" table:formula="oooc:=[.G8]*([.$B$31]^[.$B$31])" office:value-type="percentage" office:value="0.0616643150277331">
            <text:p>6.2%</text:p>
          </table:table-cell>
          <table:table-cell table:style-name="ce7" table:formula="oooc:=[.H8]*([.$B$31]^[.$B$31])" office:value-type="percentage" office:value="0.0684803332894739">
            <text:p>6.8%</text:p>
          </table:table-cell>
          <table:table-cell table:style-name="ce7" table:formula="oooc:=[.I8]*([.$B$31]^[.$B$31])" office:value-type="percentage" office:value="0.0760497549567903">
            <text:p>7.6%</text:p>
          </table:table-cell>
          <table:table-cell table:style-name="ce7" table:formula="oooc:=[.J8]*([.$B$31]^[.$B$31])" office:value-type="percentage" office:value="0.0844558569033256">
            <text:p>8.4%</text:p>
          </table:table-cell>
          <table:table-cell table:style-name="ce7" table:formula="oooc:=[.K8]*([.$B$31]^[.$B$31])" office:value-type="percentage" office:value="0.0937911209487485">
            <text:p>9.4%</text:p>
          </table:table-cell>
          <table:table-cell table:style-name="ce7" table:formula="oooc:=[.L8]*([.$B$31]^[.$B$31])" office:value-type="percentage" office:value="0.104158251320476">
            <text:p>10.4%</text:p>
          </table:table-cell>
          <table:table-cell table:style-name="ce7" table:formula="oooc:=[.M8]*([.$B$31]^[.$B$31])" office:value-type="percentage" office:value="0.115671304579757">
            <text:p>11.6%</text:p>
          </table:table-cell>
          <table:table-cell table:style-name="ce7" table:formula="oooc:=[.N8]*([.$B$31]^[.$B$31])" office:value-type="percentage" office:value="0.128456944443273">
            <text:p>12.8%</text:p>
          </table:table-cell>
        </table:table-row>
        <table:table-row table:style-name="ro2">
          <table:table-cell office:value-type="string">
            <text:p>Ihlt–estis (Binding)</text:p>
          </table:table-cell>
          <table:table-cell table:style-name="ce7" table:formula="oooc:=[.$C$28]*[.$C$32]" office:value-type="percentage" office:value="0.1">
            <text:p>10.0%</text:p>
          </table:table-cell>
          <table:table-cell table:style-name="ce7" table:formula="oooc:=[.B9]*([.$B$32]^[.$B$32])" office:value-type="percentage" office:value="0.0952439558470996">
            <text:p>9.5%</text:p>
          </table:table-cell>
          <table:table-cell table:style-name="ce7" table:formula="oooc:=[.C9]*(([.$B$32]^[.$B$32]))" office:value-type="percentage" office:value="0.0907141112540425">
            <text:p>9.1%</text:p>
          </table:table-cell>
          <table:table-cell table:style-name="ce7" table:formula="oooc:=[.D9]*(([.$B$32]^[.$B$32]))" office:value-type="percentage" office:value="0.086399708069889">
            <text:p>8.6%</text:p>
          </table:table-cell>
          <table:table-cell table:style-name="ce7" table:formula="oooc:=[.E9]*(([.$B$32]^[.$B$32]))" office:value-type="percentage" office:value="0.082290499806108">
            <text:p>8.2%</text:p>
          </table:table-cell>
          <table:table-cell table:style-name="ce7" table:formula="oooc:=[.F9]*(([.$B$32]^[.$B$32]))" office:value-type="percentage" office:value="0.078376727301687">
            <text:p>7.8%</text:p>
          </table:table-cell>
          <table:table-cell table:style-name="ce7" table:formula="oooc:=[.G9]*(([.$B$32]^[.$B$32]))" office:value-type="percentage" office:value="0.0746490955456204">
            <text:p>7.5%</text:p>
          </table:table-cell>
          <table:table-cell table:style-name="ce7" table:formula="oooc:=[.H9]*(([.$B$32]^[.$B$32]))" office:value-type="percentage" office:value="0.0710987516017299">
            <text:p>7.1%</text:p>
          </table:table-cell>
          <table:table-cell table:style-name="ce7" table:formula="oooc:=[.I9]*(([.$B$32]^[.$B$32]))" office:value-type="percentage" office:value="0.0677172635833906">
            <text:p>6.8%</text:p>
          </table:table-cell>
          <table:table-cell table:style-name="ce7" table:formula="oooc:=[.J9]*(([.$B$32]^[.$B$32]))" office:value-type="percentage" office:value="0.0644966006282285">
            <text:p>6.4%</text:p>
          </table:table-cell>
          <table:table-cell table:style-name="ce7" table:formula="oooc:=[.K9]*(([.$B$32]^[.$B$32]))" office:value-type="percentage" office:value="0.0614291138252301">
            <text:p>6.1%</text:p>
          </table:table-cell>
          <table:table-cell table:style-name="ce7" table:formula="oooc:=[.L9]*(([.$B$32]^[.$B$32]))" office:value-type="percentage" office:value="0.0585075180489667">
            <text:p>5.9%</text:p>
          </table:table-cell>
          <table:table-cell table:style-name="ce7" table:formula="oooc:=[.M9]*(([.$B$32]^[.$B$32]))" office:value-type="percentage" office:value="0.0557248746577916">
            <text:p>5.6%</text:p>
          </table:table-cell>
          <table:table-cell table:style-name="ce7" table:formula="oooc:=[.N9]*(([.$B$32]^[.$B$32]))" office:value-type="percentage" office:value="0.0530745750149186">
            <text:p>5.3%</text:p>
          </table:table-cell>
        </table:table-row>
        <table:table-row table:style-name="ro2">
          <table:table-cell office:value-type="string">
            <text:p>Ihlt-west (Intuition)</text:p>
          </table:table-cell>
          <table:table-cell table:style-name="ce7" table:formula="oooc:=[.$C$28]*[.$C$33]" office:value-type="percentage" office:value="0.025">
            <text:p>2.5%</text:p>
          </table:table-cell>
          <table:table-cell table:style-name="ce7" table:formula="oooc:=[.B10]*([.$B$33]^[.$B$33])" office:value-type="percentage" office:value="0.0263141152635313">
            <text:p>2.6%</text:p>
          </table:table-cell>
          <table:table-cell table:style-name="ce7" table:formula="oooc:=[.C10]*([.$B$33]^[.$B$33])" office:value-type="percentage" office:value="0.0276973064840965">
            <text:p>2.8%</text:p>
          </table:table-cell>
          <table:table-cell table:style-name="ce7" table:formula="oooc:=[.D10]*([.$B$33]^[.$B$33])" office:value-type="percentage" office:value="0.0291532046124747">
            <text:p>2.9%</text:p>
          </table:table-cell>
          <table:table-cell table:style-name="ce7" table:formula="oooc:=[.E10]*([.$B$33]^[.$B$33])" office:value-type="percentage" office:value="0.0306856314589589">
            <text:p>3.1%</text:p>
          </table:table-cell>
          <table:table-cell table:style-name="ce7" table:formula="oooc:=[.F10]*([.$B$33]^[.$B$33])" office:value-type="percentage" office:value="0.0322986097258115">
            <text:p>3.2%</text:p>
          </table:table-cell>
          <table:table-cell table:style-name="ce7" table:formula="oooc:=[.G10]*([.$B$33]^[.$B$33])" office:value-type="percentage" office:value="0.0339963735670727">
            <text:p>3.4%</text:p>
          </table:table-cell>
          <table:table-cell table:style-name="ce7" table:formula="oooc:=[.H10]*([.$B$33]^[.$B$33])" office:value-type="percentage" office:value="0.0357833797034409">
            <text:p>3.6%</text:p>
          </table:table-cell>
          <table:table-cell table:style-name="ce7" table:formula="oooc:=[.I10]*([.$B$33]^[.$B$33])" office:value-type="percentage" office:value="0.037664319121402">
            <text:p>3.8%</text:p>
          </table:table-cell>
          <table:table-cell table:style-name="ce7" table:formula="oooc:=[.J10]*([.$B$33]^[.$B$33])" office:value-type="percentage" office:value="0.03964412938732">
            <text:p>4.0%</text:p>
          </table:table-cell>
          <table:table-cell table:style-name="ce7" table:formula="oooc:=[.K10]*([.$B$33]^[.$B$33])" office:value-type="percentage" office:value="0.0417280076088115">
            <text:p>4.2%</text:p>
          </table:table-cell>
          <table:table-cell table:style-name="ce7" table:formula="oooc:=[.L10]*([.$B$33]^[.$B$33])" office:value-type="percentage" office:value="0.0439214240774311">
            <text:p>4.4%</text:p>
          </table:table-cell>
          <table:table-cell table:style-name="ce7" table:formula="oooc:=[.M10]*([.$B$33]^[.$B$33])" office:value-type="percentage" office:value="0.0462301366284785">
            <text:p>4.6%</text:p>
          </table:table-cell>
          <table:table-cell table:style-name="ce7" table:formula="oooc:=[.N10]*([.$B$33]^[.$B$33])" office:value-type="percentage" office:value="0.0486602057556233">
            <text:p>4.9%</text:p>
          </table:table-cell>
        </table:table-row>
        <table:table-row table:style-name="ro2">
          <table:table-cell office:value-type="string">
            <text:p>Ziende (Will)</text:p>
          </table:table-cell>
          <table:table-cell table:style-name="ce7" table:formula="oooc:=[.$C$28]*[.$C$34]" office:value-type="percentage" office:value="0.05">
            <text:p>5.0%</text:p>
          </table:table-cell>
          <table:table-cell table:style-name="ce7" table:formula="oooc:=[.B11]*([.$B$34]^[.$B$34])" office:value-type="percentage" office:value="0.0490198026535739">
            <text:p>4.9%</text:p>
          </table:table-cell>
          <table:table-cell table:style-name="ce7" table:formula="oooc:=[.C11]*([.$B$34]^[.$B$34])" office:value-type="percentage" office:value="0.0480588210439066">
            <text:p>4.8%</text:p>
          </table:table-cell>
          <table:table-cell table:style-name="ce7" table:formula="oooc:=[.D11]*([.$B$34]^[.$B$34])" office:value-type="percentage" office:value="0.0471166784667145">
            <text:p>4.7%</text:p>
          </table:table-cell>
          <table:table-cell table:style-name="ce7" table:formula="oooc:=[.E11]*([.$B$34]^[.$B$34])" office:value-type="percentage" office:value="0.0461930056026048">
            <text:p>4.6%</text:p>
          </table:table-cell>
          <table:table-cell table:style-name="ce7" table:formula="oooc:=[.F11]*([.$B$34]^[.$B$34])" office:value-type="percentage" office:value="0.0452874403723024">
            <text:p>4.5%</text:p>
          </table:table-cell>
          <table:table-cell table:style-name="ce7" table:formula="oooc:=[.G11]*([.$B$34]^[.$B$34])" office:value-type="percentage" office:value="0.0443996277947152">
            <text:p>4.4%</text:p>
          </table:table-cell>
          <table:table-cell table:style-name="ce7" table:formula="oooc:=[.H11]*([.$B$34]^[.$B$34])" office:value-type="percentage" office:value="0.0435292198477815">
            <text:p>4.4%</text:p>
          </table:table-cell>
          <table:table-cell table:style-name="ce7" table:formula="oooc:=[.I11]*([.$B$34]^[.$B$34])" office:value-type="percentage" office:value="0.0426758753320456">
            <text:p>4.3%</text:p>
          </table:table-cell>
          <table:table-cell table:style-name="ce7" table:formula="oooc:=[.J11]*([.$B$34]^[.$B$34])" office:value-type="percentage" office:value="0.041839259736908">
            <text:p>4.2%</text:p>
          </table:table-cell>
          <table:table-cell table:style-name="ce7" table:formula="oooc:=[.K11]*([.$B$34]^[.$B$34])" office:value-type="percentage" office:value="0.041019045109497">
            <text:p>4.1%</text:p>
          </table:table-cell>
          <table:table-cell table:style-name="ce7" table:formula="oooc:=[.L11]*([.$B$34]^[.$B$34])" office:value-type="percentage" office:value="0.0402149099261117">
            <text:p>4.0%</text:p>
          </table:table-cell>
          <table:table-cell table:style-name="ce7" table:formula="oooc:=[.M11]*([.$B$34]^[.$B$34])" office:value-type="percentage" office:value="0.0394265389661849">
            <text:p>3.9%</text:p>
          </table:table-cell>
          <table:table-cell table:style-name="ce7" table:formula="oooc:=[.N11]*([.$B$34]^[.$B$34])" office:value-type="percentage" office:value="0.0386536231887166">
            <text:p>3.9%</text:p>
          </table:table-cell>
        </table:table-row>
        <table:table-row table:style-name="ro1">
          <table:table-cell table:style-name="ce4" office:value-type="string">
            <text:p>Total</text:p>
          </table:table-cell>
          <table:table-cell table:style-name="ce8" table:formula="oooc:=SUM([.B5:.B11])" office:value-type="percentage" office:value="1">
            <text:p>100.0%</text:p>
          </table:table-cell>
          <table:table-cell table:style-name="ce8" table:formula="oooc:=SUM([.C5:.C11])" office:value-type="percentage" office:value="1">
            <text:p>100.0%</text:p>
          </table:table-cell>
          <table:table-cell table:style-name="ce8" table:formula="oooc:=SUM([.D5:.D11])" office:value-type="percentage" office:value="1">
            <text:p>100.0%</text:p>
          </table:table-cell>
          <table:table-cell table:style-name="ce8" table:formula="oooc:=SUM([.E5:.E11])" office:value-type="percentage" office:value="1">
            <text:p>100.0%</text:p>
          </table:table-cell>
          <table:table-cell table:style-name="ce8" table:formula="oooc:=SUM([.F5:.F11])" office:value-type="percentage" office:value="1">
            <text:p>100.0%</text:p>
          </table:table-cell>
          <table:table-cell table:style-name="ce8" table:formula="oooc:=SUM([.G5:.G11])" office:value-type="percentage" office:value="1">
            <text:p>100.0%</text:p>
          </table:table-cell>
          <table:table-cell table:style-name="ce8" table:formula="oooc:=SUM([.H5:.H11])" office:value-type="percentage" office:value="1">
            <text:p>100.0%</text:p>
          </table:table-cell>
          <table:table-cell table:style-name="ce8" table:formula="oooc:=SUM([.I5:.I11])" office:value-type="percentage" office:value="1">
            <text:p>100.0%</text:p>
          </table:table-cell>
          <table:table-cell table:style-name="ce8" table:formula="oooc:=SUM([.J5:.J11])" office:value-type="percentage" office:value="1">
            <text:p>100.0%</text:p>
          </table:table-cell>
          <table:table-cell table:style-name="ce8" table:formula="oooc:=SUM([.K5:.K11])" office:value-type="percentage" office:value="1">
            <text:p>100.0%</text:p>
          </table:table-cell>
          <table:table-cell table:style-name="ce8" table:formula="oooc:=SUM([.L5:.L11])" office:value-type="percentage" office:value="1">
            <text:p>100.0%</text:p>
          </table:table-cell>
          <table:table-cell table:style-name="ce8" table:formula="oooc:=SUM([.M5:.M11])" office:value-type="percentage" office:value="1">
            <text:p>100.0%</text:p>
          </table:table-cell>
          <table:table-cell table:style-name="ce8" table:formula="oooc:=SUM([.N5:.N11])" office:value-type="percentage" office:value="1">
            <text:p>100.0%</text:p>
          </table:table-cell>
          <table:table-cell table:style-name="ce8" table:formula="oooc:=SUM([.O5:.O11])" office:value-type="percentage" office:value="1">
            <text:p>100.0%</text:p>
          </table:table-cell>
        </table:table-row>
        <table:table-row table:style-name="ro1">
          <table:table-cell table:style-name="ce5" office:value-type="string">
            <text:p>Remain</text:p>
          </table:table-cell>
          <table:table-cell table:style-name="ce9" table:formula="oooc:=1-[.$C$28]-SUM([.B6:.B11])" office:value-type="percentage" office:value="0.64">
            <text:p>64.0%</text:p>
          </table:table-cell>
          <table:table-cell table:style-name="ce9" table:formula="oooc:=1-[.$C$28]-SUM([.C6:.C11])" office:value-type="percentage" office:value="0.645848939481665">
            <text:p>64.6%</text:p>
          </table:table-cell>
          <table:table-cell table:style-name="ce9" table:formula="oooc:=1-[.$C$28]-SUM([.D6:.D11])" office:value-type="percentage" office:value="0.651315527841742">
            <text:p>65.1%</text:p>
          </table:table-cell>
          <table:table-cell table:style-name="ce9" table:formula="oooc:=1-[.$C$28]-SUM([.E6:.E11])" office:value-type="percentage" office:value="0.656410496429955">
            <text:p>65.6%</text:p>
          </table:table-cell>
          <table:table-cell table:style-name="ce9" table:formula="oooc:=1-[.$C$28]-SUM([.F6:.F11])" office:value-type="percentage" office:value="0.661143713190496">
            <text:p>66.1%</text:p>
          </table:table-cell>
          <table:table-cell table:style-name="ce9" table:formula="oooc:=1-[.$C$28]-SUM([.G6:.G11])" office:value-type="percentage" office:value="0.659997492356964">
            <text:p>66.0%</text:p>
          </table:table-cell>
          <table:table-cell table:style-name="ce9" table:formula="oooc:=1-[.$C$28]-SUM([.H6:.H11])" office:value-type="percentage" office:value="0.657895859401172">
            <text:p>65.8%</text:p>
          </table:table-cell>
          <table:table-cell table:style-name="ce9" table:formula="oooc:=1-[.$C$28]-SUM([.I6:.I11])" office:value-type="percentage" office:value="0.654778690077055">
            <text:p>65.5%</text:p>
          </table:table-cell>
          <table:table-cell table:style-name="ce9" table:formula="oooc:=1-[.$C$28]-SUM([.J6:.J11])" office:value-type="percentage" office:value="0.650577607931354">
            <text:p>65.1%</text:p>
          </table:table-cell>
          <table:table-cell table:style-name="ce9" table:formula="oooc:=1-[.$C$28]-SUM([.K6:.K11])" office:value-type="percentage" office:value="0.645215173155749">
            <text:p>64.5%</text:p>
          </table:table-cell>
          <table:table-cell table:style-name="ce9" table:formula="oooc:=1-[.$C$28]-SUM([.L6:.L11])" office:value-type="percentage" office:value="0.638603978360144">
            <text:p>63.9%</text:p>
          </table:table-cell>
          <table:table-cell table:style-name="ce9" table:formula="oooc:=1-[.$C$28]-SUM([.M6:.M11])" office:value-type="percentage" office:value="0.630645641212324">
            <text:p>63.1%</text:p>
          </table:table-cell>
          <table:table-cell table:style-name="ce9" table:formula="oooc:=1-[.$C$28]-SUM([.N6:.N11])" office:value-type="percentage" office:value="0.621229682770451">
            <text:p>62.1%</text:p>
          </table:table-cell>
          <table:table-cell table:style-name="ce9" table:formula="oooc:=1-[.$C$28]-SUM([.O6:.O11])" office:value-type="percentage" office:value="0.610232279092993">
            <text:p>61.0%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Approximate population total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ce2" office:value-type="string">
            <text:p>Type</text:p>
          </table:table-cell>
          <table:table-cell table:style-name="ce2" table:formula="oooc:=[.B4]" office:value-type="float" office:value="1000">
            <text:p>1000</text:p>
          </table:table-cell>
          <table:table-cell table:style-name="ce2" table:formula="oooc:=[.C4]" office:value-type="float" office:value="2000">
            <text:p>2000</text:p>
          </table:table-cell>
          <table:table-cell table:style-name="ce2" table:formula="oooc:=[.D4]" office:value-type="float" office:value="3000">
            <text:p>3000</text:p>
          </table:table-cell>
          <table:table-cell table:style-name="ce2" table:formula="oooc:=[.E4]" office:value-type="float" office:value="4000">
            <text:p>4000</text:p>
          </table:table-cell>
          <table:table-cell table:style-name="ce2" table:formula="oooc:=[.F4]" office:value-type="float" office:value="5000">
            <text:p>5000</text:p>
          </table:table-cell>
          <table:table-cell table:style-name="ce2" table:formula="oooc:=[.G4]" office:value-type="float" office:value="6000">
            <text:p>6000</text:p>
          </table:table-cell>
          <table:table-cell table:style-name="ce2" table:formula="oooc:=[.H4]" office:value-type="float" office:value="7000">
            <text:p>7000</text:p>
          </table:table-cell>
          <table:table-cell table:style-name="ce2" table:formula="oooc:=[.I4]" office:value-type="float" office:value="8000">
            <text:p>8000</text:p>
          </table:table-cell>
          <table:table-cell table:style-name="ce2" table:formula="oooc:=[.J4]" office:value-type="float" office:value="9000">
            <text:p>9000</text:p>
          </table:table-cell>
          <table:table-cell table:style-name="ce2" table:formula="oooc:=[.K4]" office:value-type="float" office:value="10000">
            <text:p>10000</text:p>
          </table:table-cell>
          <table:table-cell table:style-name="ce2" table:formula="oooc:=[.L4]" office:value-type="float" office:value="11000">
            <text:p>11000</text:p>
          </table:table-cell>
          <table:table-cell table:style-name="ce2" table:formula="oooc:=[.M4]" office:value-type="float" office:value="12000">
            <text:p>12000</text:p>
          </table:table-cell>
          <table:table-cell table:style-name="ce2" table:formula="oooc:=[.N4]" office:value-type="float" office:value="13000">
            <text:p>13000</text:p>
          </table:table-cell>
          <table:table-cell table:style-name="ce2" table:formula="oooc:=[.O4]" office:value-type="float" office:value="14000">
            <text:p>14000</text:p>
          </table:table-cell>
        </table:table-row>
        <table:table-row table:style-name="ro1">
          <table:table-cell table:formula="oooc:=[.A5]" office:value-type="string" office:string-value="Siqe (Loyalty)">
            <text:p>Siqe (Loyalty)</text:p>
          </table:table-cell>
          <table:table-cell table:style-name="ce10" table:formula="oooc:=INT([.B5]*[.B$4])" office:value-type="float" office:value="740">
            <text:p>740</text:p>
          </table:table-cell>
          <table:table-cell table:style-name="ce10" table:formula="oooc:=INT([.C5]*[.C$4])" office:value-type="float" office:value="1491">
            <text:p>1,491</text:p>
          </table:table-cell>
          <table:table-cell table:style-name="ce10" table:formula="oooc:=INT([.D5]*[.D$4])" office:value-type="float" office:value="2253">
            <text:p>2,253</text:p>
          </table:table-cell>
          <table:table-cell table:style-name="ce10" table:formula="oooc:=INT([.E5]*[.E$4])" office:value-type="float" office:value="3025">
            <text:p>3,025</text:p>
          </table:table-cell>
          <table:table-cell table:style-name="ce16" table:formula="oooc:=INT([.F5]*[.F$4])" office:value-type="float" office:value="3805">
            <text:p>3805</text:p>
          </table:table-cell>
          <table:table-cell table:style-name="ce16" table:formula="oooc:=INT([.G5]*[.G$4])" office:value-type="float" office:value="4559">
            <text:p>4559</text:p>
          </table:table-cell>
          <table:table-cell table:style-name="ce16" table:formula="oooc:=INT([.H5]*[.H$4])" office:value-type="float" office:value="5305">
            <text:p>5305</text:p>
          </table:table-cell>
          <table:table-cell table:style-name="ce16" table:formula="oooc:=INT([.I5]*[.I$4])" office:value-type="float" office:value="6038">
            <text:p>6038</text:p>
          </table:table-cell>
          <table:table-cell table:style-name="ce16" table:formula="oooc:=INT([.J5]*[.J$4])" office:value-type="float" office:value="6755">
            <text:p>6755</text:p>
          </table:table-cell>
          <table:table-cell table:style-name="ce16" table:formula="oooc:=INT([.K5]*[.K$4])" office:value-type="float" office:value="7452">
            <text:p>7452</text:p>
          </table:table-cell>
          <table:table-cell table:style-name="ce16" table:formula="oooc:=INT([.L5]*[.L$4])" office:value-type="float" office:value="8124">
            <text:p>8124</text:p>
          </table:table-cell>
          <table:table-cell table:style-name="ce16" table:formula="oooc:=INT([.M5]*[.M$4])" office:value-type="float" office:value="8767">
            <text:p>8767</text:p>
          </table:table-cell>
          <table:table-cell table:style-name="ce16" table:formula="oooc:=INT([.N5]*[.N$4])" office:value-type="float" office:value="9375">
            <text:p>9375</text:p>
          </table:table-cell>
          <table:table-cell table:style-name="ce16" table:formula="oooc:=INT([.O5]*[.O$4])" office:value-type="float" office:value="9943">
            <text:p>9943</text:p>
          </table:table-cell>
        </table:table-row>
        <table:table-row table:style-name="ro1">
          <table:table-cell table:formula="oooc:=[.A6]" office:value-type="string" office:string-value="Nesiegn (BladeWrought)">
            <text:p>Nesiegn (BladeWrought)</text:p>
          </table:table-cell>
          <table:table-cell table:style-name="ce10" table:formula="oooc:=INT([.B6]*[.B$4])" office:value-type="float" office:value="5">
            <text:p>5</text:p>
          </table:table-cell>
          <table:table-cell table:style-name="ce10" table:formula="oooc:=INT([.C6]*[.C$4])" office:value-type="float" office:value="10">
            <text:p>10</text:p>
          </table:table-cell>
          <table:table-cell table:style-name="ce10" table:formula="oooc:=INT([.D6]*[.D$4])" office:value-type="float" office:value="15">
            <text:p>15</text:p>
          </table:table-cell>
          <table:table-cell table:style-name="ce10" table:formula="oooc:=INT([.E6]*[.E$4])" office:value-type="float" office:value="20">
            <text:p>20</text:p>
          </table:table-cell>
          <table:table-cell table:style-name="ce10" table:formula="oooc:=INT([.F6]*[.F$4])" office:value-type="float" office:value="25">
            <text:p>25</text:p>
          </table:table-cell>
          <table:table-cell table:style-name="ce10" table:formula="oooc:=INT([.G6]*[.G$4])" office:value-type="float" office:value="30">
            <text:p>30</text:p>
          </table:table-cell>
          <table:table-cell table:style-name="ce10" table:formula="oooc:=INT([.H6]*[.H$4])" office:value-type="float" office:value="35">
            <text:p>35</text:p>
          </table:table-cell>
          <table:table-cell table:style-name="ce10" table:formula="oooc:=INT([.I6]*[.I$4])" office:value-type="float" office:value="40">
            <text:p>40</text:p>
          </table:table-cell>
          <table:table-cell table:style-name="ce10" table:formula="oooc:=INT([.J6]*[.J$4])" office:value-type="float" office:value="45">
            <text:p>45</text:p>
          </table:table-cell>
          <table:table-cell table:style-name="ce10" table:formula="oooc:=INT([.K6]*[.K$4])" office:value-type="float" office:value="50">
            <text:p>50</text:p>
          </table:table-cell>
          <table:table-cell table:style-name="ce10" table:formula="oooc:=INT([.L6]*[.L$4])" office:value-type="float" office:value="55">
            <text:p>55</text:p>
          </table:table-cell>
          <table:table-cell table:style-name="ce10" table:formula="oooc:=INT([.M6]*[.M$4])" office:value-type="float" office:value="60">
            <text:p>60</text:p>
          </table:table-cell>
          <table:table-cell table:style-name="ce10" table:formula="oooc:=INT([.N6]*[.N$4])" office:value-type="float" office:value="65">
            <text:p>65</text:p>
          </table:table-cell>
          <table:table-cell table:style-name="ce10" table:formula="oooc:=INT([.O6]*[.O$4])" office:value-type="float" office:value="70">
            <text:p>70</text:p>
          </table:table-cell>
        </table:table-row>
        <table:table-row table:style-name="ro1">
          <table:table-cell table:formula="oooc:=[.A7]" office:value-type="string" office:string-value="Tinth (Eyes)">
            <text:p>Tinth (Eyes)</text:p>
          </table:table-cell>
          <table:table-cell table:style-name="ce10" table:formula="oooc:=INT([.B7]*[.B$4])" office:value-type="float" office:value="30">
            <text:p>30</text:p>
          </table:table-cell>
          <table:table-cell table:style-name="ce10" table:formula="oooc:=INT([.C7]*[.C$4])" office:value-type="float" office:value="57">
            <text:p>57</text:p>
          </table:table-cell>
          <table:table-cell table:style-name="ce10" table:formula="oooc:=INT([.D7]*[.D$4])" office:value-type="float" office:value="81">
            <text:p>81</text:p>
          </table:table-cell>
          <table:table-cell table:style-name="ce10" table:formula="oooc:=INT([.E7]*[.E$4])" office:value-type="float" office:value="103">
            <text:p>103</text:p>
          </table:table-cell>
          <table:table-cell table:style-name="ce16" table:formula="oooc:=INT([.F7]*[.F$4])" office:value-type="float" office:value="123">
            <text:p>123</text:p>
          </table:table-cell>
          <table:table-cell table:style-name="ce16" table:formula="oooc:=INT([.G7]*[.G$4])" office:value-type="float" office:value="141">
            <text:p>141</text:p>
          </table:table-cell>
          <table:table-cell table:style-name="ce16" table:formula="oooc:=INT([.H7]*[.H$4])" office:value-type="float" office:value="156">
            <text:p>156</text:p>
          </table:table-cell>
          <table:table-cell table:style-name="ce16" table:formula="oooc:=INT([.I7]*[.I$4])" office:value-type="float" office:value="170">
            <text:p>170</text:p>
          </table:table-cell>
          <table:table-cell table:style-name="ce16" table:formula="oooc:=INT([.J7]*[.J$4])" office:value-type="float" office:value="182">
            <text:p>182</text:p>
          </table:table-cell>
          <table:table-cell table:style-name="ce16" table:formula="oooc:=INT([.K7]*[.K$4])" office:value-type="float" office:value="193">
            <text:p>193</text:p>
          </table:table-cell>
          <table:table-cell table:style-name="ce16" table:formula="oooc:=INT([.L7]*[.L$4])" office:value-type="float" office:value="202">
            <text:p>202</text:p>
          </table:table-cell>
          <table:table-cell table:style-name="ce16" table:formula="oooc:=INT([.M7]*[.M$4])" office:value-type="float" office:value="210">
            <text:p>210</text:p>
          </table:table-cell>
          <table:table-cell table:style-name="ce16" table:formula="oooc:=INT([.N7]*[.N$4])" office:value-type="float" office:value="217">
            <text:p>217</text:p>
          </table:table-cell>
          <table:table-cell table:style-name="ce16" table:formula="oooc:=INT([.O7]*[.O$4])" office:value-type="float" office:value="222">
            <text:p>222</text:p>
          </table:table-cell>
        </table:table-row>
        <table:table-row table:style-name="ro1">
          <table:table-cell table:formula="oooc:=[.A8]" office:value-type="string" office:string-value="Ihlt (Gathering)">
            <text:p>Ihlt (Gathering)</text:p>
          </table:table-cell>
          <table:table-cell table:style-name="ce10" table:formula="oooc:=INT([.B8]*[.B$4])" office:value-type="float" office:value="50">
            <text:p>50</text:p>
          </table:table-cell>
          <table:table-cell table:style-name="ce10" table:formula="oooc:=INT([.C8]*[.C$4])" office:value-type="float" office:value="100">
            <text:p>100</text:p>
          </table:table-cell>
          <table:table-cell table:style-name="ce10" table:formula="oooc:=INT([.D8]*[.D$4])" office:value-type="float" office:value="150">
            <text:p>150</text:p>
          </table:table-cell>
          <table:table-cell table:style-name="ce10" table:formula="oooc:=INT([.E8]*[.E$4])" office:value-type="float" office:value="200">
            <text:p>200</text:p>
          </table:table-cell>
          <table:table-cell table:style-name="ce16" table:formula="oooc:=INT([.F8]*[.F$4])" office:value-type="float" office:value="250">
            <text:p>250</text:p>
          </table:table-cell>
          <table:table-cell table:style-name="ce16" table:formula="oooc:=INT([.G8]*[.G$4])" office:value-type="float" office:value="333">
            <text:p>333</text:p>
          </table:table-cell>
          <table:table-cell table:style-name="ce16" table:formula="oooc:=INT([.H8]*[.H$4])" office:value-type="float" office:value="431">
            <text:p>431</text:p>
          </table:table-cell>
          <table:table-cell table:style-name="ce16" table:formula="oooc:=INT([.I8]*[.I$4])" office:value-type="float" office:value="547">
            <text:p>547</text:p>
          </table:table-cell>
          <table:table-cell table:style-name="ce16" table:formula="oooc:=INT([.J8]*[.J$4])" office:value-type="float" office:value="684">
            <text:p>684</text:p>
          </table:table-cell>
          <table:table-cell table:style-name="ce16" table:formula="oooc:=INT([.K8]*[.K$4])" office:value-type="float" office:value="844">
            <text:p>844</text:p>
          </table:table-cell>
          <table:table-cell table:style-name="ce16" table:formula="oooc:=INT([.L8]*[.L$4])" office:value-type="float" office:value="1031">
            <text:p>1031</text:p>
          </table:table-cell>
          <table:table-cell table:style-name="ce16" table:formula="oooc:=INT([.M8]*[.M$4])" office:value-type="float" office:value="1249">
            <text:p>1249</text:p>
          </table:table-cell>
          <table:table-cell table:style-name="ce16" table:formula="oooc:=INT([.N8]*[.N$4])" office:value-type="float" office:value="1503">
            <text:p>1503</text:p>
          </table:table-cell>
          <table:table-cell table:style-name="ce16" table:formula="oooc:=INT([.O8]*[.O$4])" office:value-type="float" office:value="1798">
            <text:p>1798</text:p>
          </table:table-cell>
        </table:table-row>
        <table:table-row table:style-name="ro1">
          <table:table-cell table:formula="oooc:=[.A9]" office:value-type="string" office:string-value="Ihlt–estis (Binding)">
            <text:p>Ihlt–estis (Binding)</text:p>
          </table:table-cell>
          <table:table-cell table:style-name="ce10" table:formula="oooc:=INT([.B9]*[.B$4])" office:value-type="float" office:value="100">
            <text:p>100</text:p>
          </table:table-cell>
          <table:table-cell table:style-name="ce10" table:formula="oooc:=INT([.C9]*[.C$4])" office:value-type="float" office:value="190">
            <text:p>190</text:p>
          </table:table-cell>
          <table:table-cell table:style-name="ce10" table:formula="oooc:=INT([.D9]*[.D$4])" office:value-type="float" office:value="272">
            <text:p>272</text:p>
          </table:table-cell>
          <table:table-cell table:style-name="ce10" table:formula="oooc:=INT([.E9]*[.E$4])" office:value-type="float" office:value="345">
            <text:p>345</text:p>
          </table:table-cell>
          <table:table-cell table:style-name="ce16" table:formula="oooc:=INT([.F9]*[.F$4])" office:value-type="float" office:value="411">
            <text:p>411</text:p>
          </table:table-cell>
          <table:table-cell table:style-name="ce16" table:formula="oooc:=INT([.G9]*[.G$4])" office:value-type="float" office:value="470">
            <text:p>470</text:p>
          </table:table-cell>
          <table:table-cell table:style-name="ce16" table:formula="oooc:=INT([.H9]*[.H$4])" office:value-type="float" office:value="522">
            <text:p>522</text:p>
          </table:table-cell>
          <table:table-cell table:style-name="ce16" table:formula="oooc:=INT([.I9]*[.I$4])" office:value-type="float" office:value="568">
            <text:p>568</text:p>
          </table:table-cell>
          <table:table-cell table:style-name="ce16" table:formula="oooc:=INT([.J9]*[.J$4])" office:value-type="float" office:value="609">
            <text:p>609</text:p>
          </table:table-cell>
          <table:table-cell table:style-name="ce16" table:formula="oooc:=INT([.K9]*[.K$4])" office:value-type="float" office:value="644">
            <text:p>644</text:p>
          </table:table-cell>
          <table:table-cell table:style-name="ce16" table:formula="oooc:=INT([.L9]*[.L$4])" office:value-type="float" office:value="675">
            <text:p>675</text:p>
          </table:table-cell>
          <table:table-cell table:style-name="ce16" table:formula="oooc:=INT([.M9]*[.M$4])" office:value-type="float" office:value="702">
            <text:p>702</text:p>
          </table:table-cell>
          <table:table-cell table:style-name="ce16" table:formula="oooc:=INT([.N9]*[.N$4])" office:value-type="float" office:value="724">
            <text:p>724</text:p>
          </table:table-cell>
          <table:table-cell table:style-name="ce16" table:formula="oooc:=INT([.O9]*[.O$4])" office:value-type="float" office:value="743">
            <text:p>743</text:p>
          </table:table-cell>
        </table:table-row>
        <table:table-row table:style-name="ro1">
          <table:table-cell table:formula="oooc:=[.A10]" office:value-type="string" office:string-value="Ihlt-west (Intuition)">
            <text:p>Ihlt-west (Intuition)</text:p>
          </table:table-cell>
          <table:table-cell table:style-name="ce10" table:formula="oooc:=INT([.B10]*[.B$4])" office:value-type="float" office:value="25">
            <text:p>25</text:p>
          </table:table-cell>
          <table:table-cell table:style-name="ce10" table:formula="oooc:=INT([.C10]*[.C$4])" office:value-type="float" office:value="52">
            <text:p>52</text:p>
          </table:table-cell>
          <table:table-cell table:style-name="ce10" table:formula="oooc:=INT([.D10]*[.D$4])" office:value-type="float" office:value="83">
            <text:p>83</text:p>
          </table:table-cell>
          <table:table-cell table:style-name="ce10" table:formula="oooc:=INT([.E10]*[.E$4])" office:value-type="float" office:value="116">
            <text:p>116</text:p>
          </table:table-cell>
          <table:table-cell table:style-name="ce16" table:formula="oooc:=INT([.F10]*[.F$4])" office:value-type="float" office:value="153">
            <text:p>153</text:p>
          </table:table-cell>
          <table:table-cell table:style-name="ce16" table:formula="oooc:=INT([.G10]*[.G$4])" office:value-type="float" office:value="193">
            <text:p>193</text:p>
          </table:table-cell>
          <table:table-cell table:style-name="ce16" table:formula="oooc:=INT([.H10]*[.H$4])" office:value-type="float" office:value="237">
            <text:p>237</text:p>
          </table:table-cell>
          <table:table-cell table:style-name="ce16" table:formula="oooc:=INT([.I10]*[.I$4])" office:value-type="float" office:value="286">
            <text:p>286</text:p>
          </table:table-cell>
          <table:table-cell table:style-name="ce16" table:formula="oooc:=INT([.J10]*[.J$4])" office:value-type="float" office:value="338">
            <text:p>338</text:p>
          </table:table-cell>
          <table:table-cell table:style-name="ce16" table:formula="oooc:=INT([.K10]*[.K$4])" office:value-type="float" office:value="396">
            <text:p>396</text:p>
          </table:table-cell>
          <table:table-cell table:style-name="ce16" table:formula="oooc:=INT([.L10]*[.L$4])" office:value-type="float" office:value="459">
            <text:p>459</text:p>
          </table:table-cell>
          <table:table-cell table:style-name="ce16" table:formula="oooc:=INT([.M10]*[.M$4])" office:value-type="float" office:value="527">
            <text:p>527</text:p>
          </table:table-cell>
          <table:table-cell table:style-name="ce16" table:formula="oooc:=INT([.N10]*[.N$4])" office:value-type="float" office:value="600">
            <text:p>600</text:p>
          </table:table-cell>
          <table:table-cell table:style-name="ce16" table:formula="oooc:=INT([.O10]*[.O$4])" office:value-type="float" office:value="681">
            <text:p>681</text:p>
          </table:table-cell>
        </table:table-row>
        <table:table-row table:style-name="ro1">
          <table:table-cell table:formula="oooc:=[.A11]" office:value-type="string" office:string-value="Ziende (Will)">
            <text:p>Ziende (Will)</text:p>
          </table:table-cell>
          <table:table-cell table:style-name="ce10" table:formula="oooc:=INT([.B11]*[.B$4])" office:value-type="float" office:value="50">
            <text:p>50</text:p>
          </table:table-cell>
          <table:table-cell table:style-name="ce10" table:formula="oooc:=INT([.C11]*[.C$4])" office:value-type="float" office:value="98">
            <text:p>98</text:p>
          </table:table-cell>
          <table:table-cell table:style-name="ce10" table:formula="oooc:=INT([.D11]*[.D$4])" office:value-type="float" office:value="144">
            <text:p>144</text:p>
          </table:table-cell>
          <table:table-cell table:style-name="ce10" table:formula="oooc:=INT([.E11]*[.E$4])" office:value-type="float" office:value="188">
            <text:p>188</text:p>
          </table:table-cell>
          <table:table-cell table:style-name="ce16" table:formula="oooc:=INT([.F11]*[.F$4])" office:value-type="float" office:value="230">
            <text:p>230</text:p>
          </table:table-cell>
          <table:table-cell table:style-name="ce16" table:formula="oooc:=INT([.G11]*[.G$4])" office:value-type="float" office:value="271">
            <text:p>271</text:p>
          </table:table-cell>
          <table:table-cell table:style-name="ce16" table:formula="oooc:=INT([.H11]*[.H$4])" office:value-type="float" office:value="310">
            <text:p>310</text:p>
          </table:table-cell>
          <table:table-cell table:style-name="ce16" table:formula="oooc:=INT([.I11]*[.I$4])" office:value-type="float" office:value="348">
            <text:p>348</text:p>
          </table:table-cell>
          <table:table-cell table:style-name="ce16" table:formula="oooc:=INT([.J11]*[.J$4])" office:value-type="float" office:value="384">
            <text:p>384</text:p>
          </table:table-cell>
          <table:table-cell table:style-name="ce16" table:formula="oooc:=INT([.K11]*[.K$4])" office:value-type="float" office:value="418">
            <text:p>418</text:p>
          </table:table-cell>
          <table:table-cell table:style-name="ce16" table:formula="oooc:=INT([.L11]*[.L$4])" office:value-type="float" office:value="451">
            <text:p>451</text:p>
          </table:table-cell>
          <table:table-cell table:style-name="ce16" table:formula="oooc:=INT([.M11]*[.M$4])" office:value-type="float" office:value="482">
            <text:p>482</text:p>
          </table:table-cell>
          <table:table-cell table:style-name="ce16" table:formula="oooc:=INT([.N11]*[.N$4])" office:value-type="float" office:value="512">
            <text:p>512</text:p>
          </table:table-cell>
          <table:table-cell table:style-name="ce16" table:formula="oooc:=INT([.O11]*[.O$4])" office:value-type="float" office:value="541">
            <text:p>541</text:p>
          </table:table-cell>
        </table:table-row>
        <table:table-row table:style-name="ro1">
          <table:table-cell table:style-name="ce4" office:value-type="string">
            <text:p>Total</text:p>
          </table:table-cell>
          <table:table-cell table:style-name="ce11" table:formula="oooc:=SUM([.B17:.B23])" office:value-type="float" office:value="1000">
            <text:p>1,000</text:p>
          </table:table-cell>
          <table:table-cell table:style-name="ce11" table:formula="oooc:=SUM([.C17:.C23])" office:value-type="float" office:value="1998">
            <text:p>1,998</text:p>
          </table:table-cell>
          <table:table-cell table:style-name="ce11" table:formula="oooc:=SUM([.D17:.D23])" office:value-type="float" office:value="2998">
            <text:p>2,998</text:p>
          </table:table-cell>
          <table:table-cell table:style-name="ce11" table:formula="oooc:=SUM([.E17:.E23])" office:value-type="float" office:value="3997">
            <text:p>3,997</text:p>
          </table:table-cell>
          <table:table-cell table:style-name="ce11" table:formula="oooc:=SUM([.F17:.F23])" office:value-type="float" office:value="4997">
            <text:p>4,997</text:p>
          </table:table-cell>
          <table:table-cell table:style-name="ce11" table:formula="oooc:=SUM([.G17:.G23])" office:value-type="float" office:value="5997">
            <text:p>5,997</text:p>
          </table:table-cell>
          <table:table-cell table:style-name="ce11" table:formula="oooc:=SUM([.H17:.H23])" office:value-type="float" office:value="6996">
            <text:p>6,996</text:p>
          </table:table-cell>
          <table:table-cell table:style-name="ce11" table:formula="oooc:=SUM([.I17:.I23])" office:value-type="float" office:value="7997">
            <text:p>7,997</text:p>
          </table:table-cell>
          <table:table-cell table:style-name="ce11" table:formula="oooc:=SUM([.J17:.J23])" office:value-type="float" office:value="8997">
            <text:p>8,997</text:p>
          </table:table-cell>
          <table:table-cell table:style-name="ce11" table:formula="oooc:=SUM([.K17:.K23])" office:value-type="float" office:value="9997">
            <text:p>9,997</text:p>
          </table:table-cell>
          <table:table-cell table:style-name="ce11" table:formula="oooc:=SUM([.L17:.L23])" office:value-type="float" office:value="10997">
            <text:p>10,997</text:p>
          </table:table-cell>
          <table:table-cell table:style-name="ce11" table:formula="oooc:=SUM([.M17:.M23])" office:value-type="float" office:value="11997">
            <text:p>11,997</text:p>
          </table:table-cell>
          <table:table-cell table:style-name="ce11" table:formula="oooc:=SUM([.N17:.N23])" office:value-type="float" office:value="12996">
            <text:p>12,996</text:p>
          </table:table-cell>
          <table:table-cell table:style-name="ce11" table:formula="oooc:=SUM([.O17:.O23])" office:value-type="float" office:value="13998">
            <text:p>13,998</text:p>
          </table:table-cell>
        </table:table-row>
        <table:table-row table:style-name="ro1">
          <table:table-cell table:style-name="ce5"/>
          <table:table-cell table:style-name="ce12"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>
            <text:p>Decel</text:p>
          </table:table-cell>
          <table:table-cell office:value-type="string">
            <text:p>Init</text:p>
          </table:table-cell>
          <table:table-cell table:number-columns-repeated="12"/>
        </table:table-row>
        <table:table-row table:style-name="ro1">
          <table:table-cell table:style-name="ce6" table:formula="oooc:=[.A5]" office:value-type="string" office:string-value="Siqe (Loyalty)">
            <text:p>Siqe (Loyalty)</text:p>
          </table:table-cell>
          <table:table-cell table:style-name="ce13"/>
          <table:table-cell table:style-name="ce13" office:value-type="float" office:value="0.1">
            <text:p>0.1</text:p>
          </table:table-cell>
          <table:table-cell table:number-columns-repeated="12"/>
        </table:table-row>
        <table:table-row table:style-name="ro1">
          <table:table-cell table:style-name="ce6" table:formula="oooc:=[.A6]" office:value-type="string" office:string-value="Nesiegn (BladeWrought)">
            <text:p>Nesiegn (BladeWrought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05">
            <text:p>0.05</text:p>
          </table:table-cell>
          <table:table-cell table:number-columns-repeated="12"/>
        </table:table-row>
        <table:table-row table:style-name="ro1">
          <table:table-cell table:style-name="ce6" table:formula="oooc:=[.A7]" office:value-type="string" office:string-value="Tinth (Eyes)">
            <text:p>Tinth (Eyes)</text:p>
          </table:table-cell>
          <table:table-cell office:value-type="float" office:value="0.95">
            <text:p>0.95</text:p>
          </table:table-cell>
          <table:table-cell office:value-type="float" office:value="0.3">
            <text:p>0.3</text:p>
          </table:table-cell>
          <table:table-cell table:number-columns-repeated="12"/>
        </table:table-row>
        <table:table-row table:style-name="ro1">
          <table:table-cell table:style-name="ce6" table:formula="oooc:=[.A8]" office:value-type="string" office:string-value="Ihlt (Gathering)">
            <text:p>Ihlt (Gathering)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table:number-columns-repeated="12"/>
        </table:table-row>
        <table:table-row table:style-name="ro1">
          <table:table-cell table:style-name="ce6" table:formula="oooc:=[.A9]" office:value-type="string" office:string-value="Ihlt–estis (Binding)">
            <text:p>Ihlt–estis (Binding)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style-name="ce6" table:formula="oooc:=[.A10]" office:value-type="string" office:string-value="Ihlt-west (Intuition)">
            <text:p>Ihlt-west (Intuition)</text:p>
          </table:table-cell>
          <table:table-cell office:value-type="float" office:value="1.05">
            <text:p>1.05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1">
          <table:table-cell table:style-name="ce6" table:formula="oooc:=[.A11]" office:value-type="string" office:string-value="Ziende (Will)">
            <text:p>Ziende (Will)</text:p>
          </table:table-cell>
          <table:table-cell office:value-type="float" office:value="0.98">
            <text:p>0.98</text:p>
          </table:table-cell>
          <table:table-cell office:value-type="float" office:value="0.5">
            <text:p>0.5</text:p>
          </table:table-cell>
          <table:table-cell table:number-columns-repeated="12"/>
        </table:table-row>
      </table:table>
      <table:table table:name="Population graphs" table:style-name="ta1" table:print="false">
        <table:table-column table:style-name="co4" table:default-cell-style-name="Default"/>
        <table:table-row table:style-name="ro1">
          <table:table-cell>
            <draw:frame table:end-cell-address="'Population graphs'.L37" table:end-x="0.8894in" table:end-y="0.1677in" draw:z-index="0" svg:width="10.6681in" svg:height="6.5677in" svg:x="0in" svg:y="0.0004in">
              <draw:object draw:notify-on-update-of-ranges="Tables.A16:Tables.O16 Tables.A18:Tables.O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6">
          <table:table-cell/>
        </table:table-row>
        <table:table-row table:style-name="ro1">
          <table:table-cell>
            <draw:frame table:end-cell-address="'Population graphs'.L74" table:end-x="0.8898in" table:end-y="0.1673in" draw:z-index="1" svg:width="10.6681in" svg:height="6.5677in" svg:x="0.0004in" svg:y="0in">
              <draw:object draw:notify-on-update-of-ranges="Tables.A16:Tables.O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number:percentage-style style:name="N10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2">08/22/2006</text:date>, <text:time>01:4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chris nelson</meta:initial-creator>
    <meta:creation-date>2006-08-20T12:49:54</meta:creation-date>
    <dc:creator>chris nelson</dc:creator>
    <dc:date>2006-08-22T01:49:32</dc:date>
    <dc:language>en-US</dc:language>
    <meta:editing-cycles>4</meta:editing-cycles>
    <meta:editing-duration>PT3H17M51S</meta:editing-duration>
    <meta:user-defined meta:name="Info 1"/>
    <meta:user-defined meta:name="Info 2"/>
    <meta:user-defined meta:name="Info 3"/>
    <meta:user-defined meta:name="Info 4"/>
    <meta:document-statistic meta:table-count="2" meta:cell-count="3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pt" style:font-family-asian="'MS Gothic'" style:font-family-generic-asian="system" style:font-pitch-asian="variable" style:font-size-asian="31pt" style:font-family-complex="Tahoma" style:font-family-generic-complex="system" style:font-pitch-complex="variable" style:font-size-complex="3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4.3000001907349pt" style:font-family-asian="'MS Gothic'" style:font-family-generic-asian="system" style:font-pitch-asian="variable" style:font-size-asian="14.3000001907349pt" style:font-family-complex="Tahoma" style:font-family-generic-complex="system" style:font-pitch-complex="variable" style:font-size-complex="14.3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b-spline" chart:symbol-type="automatic" chart:vertical="false" chart:lines-used="0" chart:connect-bars="false" chart:spline-order="2" chart:spline-resolution="80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automatic" chart:visible="true" style:rotation-angle="0" style:direction="ltr"/>
      <style:graphic-properties draw:stroke="solid" svg:stroke-width="0.051cm" svg:stroke-color="#000000" draw:marker-start-width="0.279cm" draw:marker-end-width="0.279cm"/>
      <style:text-properties fo:font-family="Arial" style:font-family-generic="swiss" style:font-pitch="variable" fo:font-size="11.5pt" style:font-family-asian="'MS Gothic'" style:font-family-generic-asian="system" style:font-pitch-asian="variable" style:font-size-asian="17.3999996185303pt" style:font-family-complex="Tahoma" style:font-family-generic-complex="system" style:font-pitch-complex="variable" style:font-size-complex="17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pt" style:font-family-asian="'MS Gothic'" style:font-family-generic-asian="system" style:font-pitch-asian="variable" style:font-size-asian="21.3999996185303pt" style:font-family-complex="Tahoma" style:font-family-generic-complex="system" style:font-pitch-complex="variable" style:font-size-complex="21.3999996185303pt"/>
    </style:style>
    <style:style style:name="ch7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5pt" style:font-family-asian="'MS Gothic'" style:font-family-generic-asian="system" style:font-pitch-asian="variable" style:font-size-asian="17.3999996185303pt" style:font-family-complex="Tahoma" style:font-family-generic-complex="system" style:font-pitch-complex="variable" style:font-size-complex="17.399999618530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15pt" style:font-family-asian="'MS Gothic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15pt" style:font-family-asian="'MS Gothic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rial" style:font-family-generic="swiss" style:font-pitch="variable" fo:font-size="15pt" style:font-family-asian="'MS Gothic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rial" style:font-family-generic="swiss" style:font-pitch="variable" fo:font-size="15pt" style:font-family-asian="'MS Gothic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12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0066" draw:fill-color="#660066"/>
      <style:text-properties fo:font-family="Arial" style:font-family-generic="swiss" style:font-pitch="variable" fo:font-size="15pt" style:font-family-asian="'MS Gothic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13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15pt" style:font-family-asian="'MS Gothic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14" style:family="chart">
      <style:graphic-properties draw:stroke="none" draw:fill="solid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27.098cm" svg:height="16.683cm" chart:class="chart:line" chart:style-name="ch1">
        <chart:title svg:x="8.861cm" svg:y="0.332cm" chart:style-name="ch2">
          <text:p>Populations (without soldiers)</text:p>
        </chart:title>
        <chart:legend chart:legend-position="end" svg:x="4.266cm" svg:y="2.465cm" chart:style-name="ch3"/>
        <chart:plot-area chart:style-name="ch4" table:cell-range-address="Tables.$A$16:.$O$16 Tables.$A$18:.$O$23" chart:data-source-has-labels="both" chart:table-number-list="0 0" svg:x="0.541cm" svg:y="1.52cm" svg:width="25.629cm" svg:height="14.831cm">
          <chart:axis chart:dimension="x" chart:name="primary-x" chart:style-name="ch5">
            <chart:title svg:x="13.096cm" svg:y="15.529cm" chart:style-name="ch6">
              <text:p>Total</text:p>
            </chart:title>
            <chart:categories table:cell-range-address="local-table.A2:.A15"/>
            <chart:grid chart:class="major"/>
          </chart:axis>
          <chart:axis chart:dimension="y" chart:name="primary-y" chart:style-name="ch7">
            <chart:grid chart:class="major"/>
          </chart:axis>
          <chart:series chart:style-name="ch8">
            <chart:data-point chart:repeated="14"/>
          </chart:series>
          <chart:series chart:style-name="ch9">
            <chart:data-point chart:repeated="14"/>
          </chart:series>
          <chart:series chart:style-name="ch10">
            <chart:data-point chart:repeated="14"/>
          </chart:series>
          <chart:series chart:style-name="ch11">
            <chart:data-point chart:repeated="14"/>
          </chart:series>
          <chart:series chart:style-name="ch12">
            <chart:data-point chart:repeated="14"/>
          </chart:series>
          <chart:series chart:style-name="ch13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</table:table-cell>
              <table:table-cell office:value-type="string">
                <text:p>2000</text:p>
              </table:table-cell>
              <table:table-cell office:value-type="string">
                <text:p>3000</text:p>
              </table:table-cell>
              <table:table-cell office:value-type="string">
                <text:p>4000</text:p>
              </table:table-cell>
              <table:table-cell office:value-type="string">
                <text:p>5000</text:p>
              </table:table-cell>
              <table:table-cell office:value-type="string">
                <text:p>6000</text:p>
              </table:table-cell>
              <table:table-cell office:value-type="string">
                <text:p>7000</text:p>
              </table:table-cell>
              <table:table-cell office:value-type="string">
                <text:p>8000</text:p>
              </table:table-cell>
              <table:table-cell office:value-type="string">
                <text:p>9000</text:p>
              </table:table-cell>
              <table:table-cell office:value-type="string">
                <text:p>10000</text:p>
              </table:table-cell>
              <table:table-cell office:value-type="string">
                <text:p>11000</text:p>
              </table:table-cell>
              <table:table-cell office:value-type="string">
                <text:p>12000</text:p>
              </table:table-cell>
              <table:table-cell office:value-type="string">
                <text:p>13000</text:p>
              </table:table-cell>
              <table:table-cell office:value-type="string">
                <text:p>14000</text:p>
              </table:table-cell>
            </table:table-row>
          </table:table-header-rows>
          <table:table-rows>
            <table:table-row>
              <table:table-cell office:value-type="string">
                <text:p>Nesiegn (BladeWrought)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inth (Eyes)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103">
                <text:p>103</text:p>
              </table:table-cell>
              <table:table-cell office:value-type="float" office:value="123">
                <text:p>123</text:p>
              </table:table-cell>
              <table:table-cell office:value-type="float" office:value="141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82">
                <text:p>182</text:p>
              </table:table-cell>
              <table:table-cell office:value-type="float" office:value="193">
                <text:p>193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7">
                <text:p>21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Ihlt (Gathering)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33">
                <text:p>333</text:p>
              </table:table-cell>
              <table:table-cell office:value-type="float" office:value="431">
                <text:p>431</text:p>
              </table:table-cell>
              <table:table-cell office:value-type="float" office:value="547">
                <text:p>547</text:p>
              </table:table-cell>
              <table:table-cell office:value-type="float" office:value="684">
                <text:p>684</text:p>
              </table:table-cell>
              <table:table-cell office:value-type="float" office:value="844">
                <text:p>844</text:p>
              </table:table-cell>
              <table:table-cell office:value-type="float" office:value="1031">
                <text:p>1031</text:p>
              </table:table-cell>
              <table:table-cell office:value-type="float" office:value="1249">
                <text:p>1249</text:p>
              </table:table-cell>
              <table:table-cell office:value-type="float" office:value="1503">
                <text:p>1503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Ihlt–estis (Binding)</text:p>
              </table:table-cell>
              <table:table-cell office:value-type="float" office:value="100">
                <text:p>100</text:p>
              </table:table-cell>
              <table:table-cell office:value-type="float" office:value="190">
                <text:p>190</text:p>
              </table:table-cell>
              <table:table-cell office:value-type="float" office:value="272">
                <text:p>272</text:p>
              </table:table-cell>
              <table:table-cell office:value-type="float" office:value="345">
                <text:p>345</text:p>
              </table:table-cell>
              <table:table-cell office:value-type="float" office:value="411">
                <text:p>411</text:p>
              </table:table-cell>
              <table:table-cell office:value-type="float" office:value="470">
                <text:p>470</text:p>
              </table:table-cell>
              <table:table-cell office:value-type="float" office:value="522">
                <text:p>522</text:p>
              </table:table-cell>
              <table:table-cell office:value-type="float" office:value="568">
                <text:p>568</text:p>
              </table:table-cell>
              <table:table-cell office:value-type="float" office:value="609">
                <text:p>609</text:p>
              </table:table-cell>
              <table:table-cell office:value-type="float" office:value="644">
                <text:p>644</text:p>
              </table:table-cell>
              <table:table-cell office:value-type="float" office:value="675">
                <text:p>675</text:p>
              </table:table-cell>
              <table:table-cell office:value-type="float" office:value="702">
                <text:p>702</text:p>
              </table:table-cell>
              <table:table-cell office:value-type="float" office:value="724">
                <text:p>72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Ihlt-west (Intuition)</text:p>
              </table:table-cell>
              <table:table-cell office:value-type="float" office:value="25">
                <text:p>25</text:p>
              </table:table-cell>
              <table:table-cell office:value-type="float" office:value="52">
                <text:p>52</text:p>
              </table:table-cell>
              <table:table-cell office:value-type="float" office:value="83">
                <text:p>83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193">
                <text:p>193</text:p>
              </table:table-cell>
              <table:table-cell office:value-type="float" office:value="237">
                <text:p>237</text:p>
              </table:table-cell>
              <table:table-cell office:value-type="float" office:value="286">
                <text:p>286</text:p>
              </table:table-cell>
              <table:table-cell office:value-type="float" office:value="338">
                <text:p>338</text:p>
              </table:table-cell>
              <table:table-cell office:value-type="float" office:value="396">
                <text:p>396</text:p>
              </table:table-cell>
              <table:table-cell office:value-type="float" office:value="459">
                <text:p>459</text:p>
              </table:table-cell>
              <table:table-cell office:value-type="float" office:value="527">
                <text:p>527</text:p>
              </table:table-cell>
              <table:table-cell office:value-type="float" office:value="600">
                <text:p>60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Ziende (Will)</text:p>
              </table:table-cell>
              <table:table-cell office:value-type="float" office:value="50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144">
                <text:p>144</text:p>
              </table:table-cell>
              <table:table-cell office:value-type="float" office:value="188">
                <text:p>188</text:p>
              </table:table-cell>
              <table:table-cell office:value-type="float" office:value="230">
                <text:p>230</text:p>
              </table:table-cell>
              <table:table-cell office:value-type="float" office:value="271">
                <text:p>271</text:p>
              </table:table-cell>
              <table:table-cell office:value-type="float" office:value="310">
                <text:p>310</text:p>
              </table:table-cell>
              <table:table-cell office:value-type="float" office:value="348">
                <text:p>348</text:p>
              </table:table-cell>
              <table:table-cell office:value-type="float" office:value="384">
                <text:p>384</text:p>
              </table:table-cell>
              <table:table-cell office:value-type="float" office:value="418">
                <text:p>418</text:p>
              </table:table-cell>
              <table:table-cell office:value-type="float" office:value="451">
                <text:p>451</text:p>
              </table:table-cell>
              <table:table-cell office:value-type="float" office:value="482">
                <text:p>482</text:p>
              </table:table-cell>
              <table:table-cell office:value-type="float" office:value="512">
                <text:p>512</text:p>
              </table:table-cell>
              <table:table-cell office:value-type="float" office:value="541">
                <text:p>54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pt" style:font-family-asian="'MS Gothic'" style:font-family-generic-asian="system" style:font-pitch-asian="variable" style:font-size-asian="31pt" style:font-family-complex="Tahoma" style:font-family-generic-complex="system" style:font-pitch-complex="variable" style:font-size-complex="31pt"/>
    </style:style>
    <style:style style:name="ch3" style:family="chart">
      <style:chart-properties chart:japanese-candle-stick="false" chart:stock-with-volume="false" chart:three-dimensional="false" chart:deep="false" chart:lines="true" chart:interpolation="b-spline" chart:symbol-type="automatic" chart:vertical="false" chart:lines-used="0" chart:connect-bars="false" chart:spline-order="2" chart:spline-resolution="40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automatic" chart:visible="true" style:rotation-angle="0" style:direction="ltr"/>
      <style:graphic-properties draw:stroke="solid" svg:stroke-width="0.051cm" svg:stroke-color="#000000" draw:marker-start-width="0.279cm" draw:marker-end-width="0.279cm"/>
      <style:text-properties fo:font-family="Arial" style:font-family-generic="swiss" style:font-pitch="variable" fo:font-size="11.5pt" style:font-family-asian="'MS Gothic'" style:font-family-generic-asian="system" style:font-pitch-asian="variable" style:font-size-asian="17.3999996185303pt" style:font-family-complex="Tahoma" style:font-family-generic-complex="system" style:font-pitch-complex="variable" style:font-size-complex="17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pt" style:font-family-asian="'MS Gothic'" style:font-family-generic-asian="system" style:font-pitch-asian="variable" style:font-size-asian="21.3999996185303pt" style:font-family-complex="Tahoma" style:font-family-generic-complex="system" style:font-pitch-complex="variable" style:font-size-complex="21.3999996185303pt"/>
    </style:style>
    <style:style style:name="ch6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5pt" style:font-family-asian="'MS Gothic'" style:font-family-generic-asian="system" style:font-pitch-asian="variable" style:font-size-asian="17.3999996185303pt" style:font-family-complex="Tahoma" style:font-family-generic-complex="system" style:font-pitch-complex="variable" style:font-size-complex="17.3999996185303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15pt" style:font-family-asian="'MS Gothic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7.098cm" svg:height="16.683cm" chart:class="chart:line" chart:style-name="ch1">
        <chart:title svg:x="10.711cm" svg:y="0.332cm" chart:style-name="ch2">
          <text:p>Soldier Populations</text:p>
        </chart:title>
        <chart:plot-area chart:style-name="ch3" table:cell-range-address="Tables.$A$16:.$O$17" chart:data-source-has-labels="both" chart:table-number-list="0" svg:x="0.541cm" svg:y="1.52cm" svg:width="25.629cm" svg:height="14.831cm">
          <chart:axis chart:dimension="x" chart:name="primary-x" chart:style-name="ch4">
            <chart:title svg:x="13.096cm" svg:y="15.589cm" chart:style-name="ch5">
              <text:p>Total</text:p>
            </chart:title>
            <chart:categories table:cell-range-address="local-table.A2:.A15"/>
            <chart:grid chart:class="major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</table:table-cell>
              <table:table-cell office:value-type="string">
                <text:p>2000</text:p>
              </table:table-cell>
              <table:table-cell office:value-type="string">
                <text:p>3000</text:p>
              </table:table-cell>
              <table:table-cell office:value-type="string">
                <text:p>4000</text:p>
              </table:table-cell>
              <table:table-cell office:value-type="string">
                <text:p>5000</text:p>
              </table:table-cell>
              <table:table-cell office:value-type="string">
                <text:p>6000</text:p>
              </table:table-cell>
              <table:table-cell office:value-type="string">
                <text:p>7000</text:p>
              </table:table-cell>
              <table:table-cell office:value-type="string">
                <text:p>8000</text:p>
              </table:table-cell>
              <table:table-cell office:value-type="string">
                <text:p>9000</text:p>
              </table:table-cell>
              <table:table-cell office:value-type="string">
                <text:p>10000</text:p>
              </table:table-cell>
              <table:table-cell office:value-type="string">
                <text:p>11000</text:p>
              </table:table-cell>
              <table:table-cell office:value-type="string">
                <text:p>12000</text:p>
              </table:table-cell>
              <table:table-cell office:value-type="string">
                <text:p>13000</text:p>
              </table:table-cell>
              <table:table-cell office:value-type="string">
                <text:p>14000</text:p>
              </table:table-cell>
            </table:table-row>
          </table:table-header-rows>
          <table:table-rows>
            <table:table-row>
              <table:table-cell office:value-type="string">
                <text:p>Siqe (Loyalty)</text:p>
              </table:table-cell>
              <table:table-cell office:value-type="float" office:value="740">
                <text:p>740</text:p>
              </table:table-cell>
              <table:table-cell office:value-type="float" office:value="1491">
                <text:p>1491</text:p>
              </table:table-cell>
              <table:table-cell office:value-type="float" office:value="2253">
                <text:p>2253</text:p>
              </table:table-cell>
              <table:table-cell office:value-type="float" office:value="3025">
                <text:p>3025</text:p>
              </table:table-cell>
              <table:table-cell office:value-type="float" office:value="3805">
                <text:p>3805</text:p>
              </table:table-cell>
              <table:table-cell office:value-type="float" office:value="4559">
                <text:p>4559</text:p>
              </table:table-cell>
              <table:table-cell office:value-type="float" office:value="5305">
                <text:p>5305</text:p>
              </table:table-cell>
              <table:table-cell office:value-type="float" office:value="6038">
                <text:p>6038</text:p>
              </table:table-cell>
              <table:table-cell office:value-type="float" office:value="6755">
                <text:p>6755</text:p>
              </table:table-cell>
              <table:table-cell office:value-type="float" office:value="7452">
                <text:p>7452</text:p>
              </table:table-cell>
              <table:table-cell office:value-type="float" office:value="8124">
                <text:p>8124</text:p>
              </table:table-cell>
              <table:table-cell office:value-type="float" office:value="8767">
                <text:p>8767</text:p>
              </table:table-cell>
              <table:table-cell office:value-type="float" office:value="9375">
                <text:p>9375</text:p>
              </table:table-cell>
              <table:table-cell office:value-type="float" office:value="9943">
                <text:p>994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